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5-05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5-04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5-03-3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5-02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5-01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4-12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4-11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4-10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4-09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4-08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4-07-31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4-06-2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4-05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4-04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4-03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4-02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3-12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3-11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3-10-3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3-09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3-08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3-07-3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3-06-28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3-05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3-04-28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3-03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3-0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2-12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2-06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2-05-3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2-03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2-02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2-01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1-12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1-1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1-10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1-09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1-08-2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1-06-2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1-03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1-02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1-01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0-12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0-11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0-09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0-08-2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0-08-03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0-06-2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0-05-2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0-05-05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0-04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0-02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9-12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9-11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9-10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9-09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9-08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9-07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9-05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9-04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9-03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9-02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9-01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8-12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8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8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8-08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8-07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8-06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8-05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8-04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8-03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8-02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8-01-3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7-12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7-11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7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7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7-08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7-07-3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7-06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7-05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7-03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7-02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6-11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5-08-17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1-03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1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3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2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0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200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9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8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7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4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4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3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2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0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0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9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7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3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1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1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1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0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0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8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8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6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1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0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7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9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8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8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10073160401</text:p>
          </table:table-cell>
          <table:table-cell office:value-type="string" calcext:value-type="string">
            <text:p>VT-PQW <text:s text:c="3"/>1</text:p>
          </table:table-cell>
          <table:table-cell office:value-type="string" calcext:value-type="string">
            <text:p>1964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64" meta:object-count="0"/>
    <meta:user-defined meta:name="AppVersion">3.0</meta:user-defined>
  </office:meta>
</office:document-meta>
</file>